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font-size="12pt" style:text-underline-style="solid" style:text-underline-width="auto" style:text-underline-color="font-color" style:font-size-asian="10.5pt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paragraph-rsid="00279b7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style:font-size-asian="10.5pt" style:font-size-complex="12pt"/>
    </style:style>
    <style:style style:name="P5" style:family="paragraph" style:parent-style-name="Standard">
      <style:text-properties fo:font-size="12pt" style:text-underline-style="none" officeooo:paragraph-rsid="00279b75" style:font-size-asian="10.5pt" style:font-size-complex="12pt"/>
    </style:style>
    <style:style style:name="P6" style:family="paragraph" style:parent-style-name="Standard">
      <style:text-properties officeooo:paragraph-rsid="00279b75"/>
    </style:style>
    <style:style style:name="P7" style:family="paragraph" style:parent-style-name="Standard" style:list-style-name="L1">
      <style:text-properties officeooo:paragraph-rsid="00279b75"/>
    </style:style>
    <style:style style:name="P8" style:family="paragraph" style:parent-style-name="Standard" style:list-style-name="L2">
      <style:text-properties officeooo:paragraph-rsid="00279b75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279b75" style:font-weight-asian="bold" style:font-weight-complex="bold"/>
    </style:style>
    <style:style style:name="P10" style:family="paragraph" style:parent-style-name="Standard" style:list-style-name="L5">
      <style:text-properties style:text-underline-style="solid" style:text-underline-width="auto" style:text-underline-color="font-color" fo:font-weight="bold" officeooo:paragraph-rsid="00279b75" style:font-weight-asian="bold" style:font-weight-complex="bold"/>
    </style:style>
    <style:style style:name="P11" style:family="paragraph" style:parent-style-name="Standard" style:list-style-name="L6">
      <style:text-properties style:text-underline-style="solid" style:text-underline-width="auto" style:text-underline-color="font-color" fo:font-weight="bold" officeooo:paragraph-rsid="00279b75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paragraph-rsid="0045ef1b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paragraph-rsid="004a4d56" style:font-weight-asian="bold" style:font-weight-complex="bold"/>
    </style:style>
    <style:style style:name="P14" style:family="paragraph" style:parent-style-name="Standard" style:list-style-name="L7">
      <style:text-properties style:text-underline-style="solid" style:text-underline-width="auto" style:text-underline-color="font-color" fo:font-weight="bold" officeooo:paragraph-rsid="004a4d56" style:font-weight-asian="bold" style:font-weight-complex="bold"/>
    </style:style>
    <style:style style:name="P15" style:family="paragraph" style:parent-style-name="Standard" style:list-style-name="L8">
      <style:text-properties style:text-underline-style="solid" style:text-underline-width="auto" style:text-underline-color="font-color" fo:font-weight="bold" officeooo:paragraph-rsid="004a4d56" style:font-weight-asian="bold" style:font-weight-complex="bold"/>
    </style:style>
    <style:style style:name="P16" style:family="paragraph" style:parent-style-name="Standard" style:list-style-name="L9">
      <style:text-properties style:text-underline-style="solid" style:text-underline-width="auto" style:text-underline-color="font-color" fo:font-weight="bold" officeooo:paragraph-rsid="004a4d56" style:font-weight-asian="bold" style:font-weight-complex="bold"/>
    </style:style>
    <style:style style:name="P17" style:family="paragraph" style:parent-style-name="Standard" style:list-style-name="L4">
      <style:text-properties officeooo:paragraph-rsid="00279b75"/>
    </style:style>
    <style:style style:name="P18" style:family="paragraph" style:parent-style-name="Standard">
      <style:text-properties style:text-underline-style="none" fo:font-weight="normal" officeooo:paragraph-rsid="005d2d05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21e796"/>
    </style:style>
    <style:style style:name="T7" style:family="text">
      <style:text-properties officeooo:rsid="002442d3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5c121f" style:font-weight-asian="normal" style:font-weight-complex="normal"/>
    </style:style>
    <style:style style:name="T11" style:family="text">
      <style:text-properties officeooo:rsid="00279b7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30e273" style:font-size-asian="10.5pt" style:font-weight-asian="normal" style:font-size-complex="12pt" style:font-weight-complex="normal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officeooo:rsid="0030e273" style:font-size-asian="10.5pt" style:font-size-complex="12pt"/>
    </style:style>
    <style:style style:name="T19" style:family="text">
      <style:text-properties officeooo:rsid="0030e2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-: <text:span text:style-name="T2">Artificial Intelligence</text:span><text:span text:style-name="T1"> :-</text:span></text:p>
      <text:p text:style-name="P1"/>
      <text:p text:style-name="P2"><text:span text:style-name="T12">Prerequisites</text:span><text:span text:style-name="T8"> :-</text:span></text:p>
      <text:p text:style-name="P4">-<text:span text:style-name="T6">&gt;</text:span>The basic knowledge of Computer Science is mandatory. The knowledge of Mathematics,</text:p>
      <text:p text:style-name="P4">Languages, Science, Mechanical or Electrical engineering is a plus.</text:p>
      <text:p text:style-name="P4"/>
      <text:p text:style-name="P4"><text:span text:style-name="T5">Artificial Intelligence</text:span><text:span text:style-name="T12"> </text:span>:-</text:p>
      <text:p text:style-name="P4">-<text:span text:style-name="T7">&gt;“The science and </text:span>engineering of making intelligent machines, especially intelligent computer programs”.</text:p>
      <text:p text:style-name="P4">-<text:span text:style-name="T7">&gt; “Artificial Intelligence is a way of making a computer, a computer-controlled robot, or a</text:span></text:p>
      <text:p text:style-name="P4">software think intelligently, in the similar manner the intelligent humans think.”</text:p>
      <text:p text:style-name="P5">-<text:span text:style-name="T11">&gt; “AI is accomplished by studying how human brain thinks, and how humans learn, decide, and</text:span></text:p>
      <text:p text:style-name="P5"><text:span text:style-name="T11">work while trying to solve a problem, and then using the outcomes of this study as a basis of</text:span></text:p>
      <text:p text:style-name="P5"><text:span text:style-name="T11">developing intelligent software and systems.”</text:span></text:p>
      <text:p text:style-name="P5"/>
      <text:p text:style-name="P3">Goals of AI<text:span text:style-name="T9"> :-</text:span></text:p>
      <text:list xml:id="list3235733891" text:style-name="L1">
        <text:list-item>
          <text:p text:style-name="P7"><text:span text:style-name="T14">To Create Expert Systems</text:span><text:span text:style-name="T15">: The systems which exhibit intelligent behavior, learn,</text:span></text:p>
        </text:list-item>
      </text:list>
      <text:p text:style-name="P3"><text:span text:style-name="T9">demonstrate, explain, and advice its users.</text:span></text:p>
      <text:p text:style-name="P3"><text:span text:style-name="T9"></text:span></text:p>
      <text:list xml:id="list2455126294" text:style-name="L2">
        <text:list-item>
          <text:p text:style-name="P8"><text:span text:style-name="T14">To Implement Human Intelligence in Machines</text:span><text:span text:style-name="T15">:Creating systems that understand, think, learn, and behave like humans.</text:span></text:p>
        </text:list-item>
      </text:list>
      <text:p text:style-name="P6"><text:span text:style-name="T15"/></text:p>
      <text:p text:style-name="P9"><text:span text:style-name="T17">Contributes to AI</text:span><text:span text:style-name="T15"> :-Artificial intelligence is a science and technology based on disciplines such as Computer Science, Biology, Psychology, Linguistics, Mathematics, and Engineering. A major thrust of AI is in the development of computer functions associated with human intelligence, such as reasoning, learning, and problem solving.</text:span></text:p>
      <text:p text:style-name="P9"><text:span text:style-name="T15"/></text:p>
      <text:p text:style-name="P9"><text:span text:style-name="T17">Programming Without </text:span><text:span text:style-name="T18">Ai</text:span><text:span text:style-name="T16"> :-</text:span></text:p>
      <text:list xml:id="list3611569504" text:style-name="L4">
        <text:list-item>
          <text:p text:style-name="P17"><text:span text:style-name="T15">A computer program without AI can answer the specific questions it is meant to solve.</text:span></text:p>
        </text:list-item>
        <text:list-item>
          <text:p text:style-name="P17">Modification in the program <text:span text:style-name="T19">leads to </text:span>change in its structure.</text:p>
        </text:list-item>
        <text:list-item>
          <text:p text:style-name="P17">Modification is not quick and easy. It may lead to affecting the program adversely.</text:p>
        </text:list-item>
      </text:list>
      <text:p text:style-name="P6"/>
      <text:p text:style-name="P9">Programming With AI <text:span text:style-name="T9"><text:s/>:-</text:span></text:p>
      <text:list xml:id="list2865025118" text:style-name="L5">
        <text:list-item>
          <text:p text:style-name="P10"><text:span text:style-name="T9">A computer program with AI can answer the generic questions it is meant to solve.</text:span></text:p>
        </text:list-item>
        <text:list-item>
          <text:p text:style-name="P10"><text:span text:style-name="T9">AI programs can absorb new modifications by putting highly independent pieces of information together. Hence you can modify even a minute piece of information of program</text:span></text:p>
          <text:p text:style-name="P10"><text:span text:style-name="T9">without affecting its structure.</text:span></text:p>
        </text:list-item>
        <text:list-item>
          <text:p text:style-name="P10"><text:span text:style-name="T9">Quick and Easy program modification.</text:span></text:p>
        </text:list-item>
      </text:list>
      <text:p text:style-name="P9"><text:span text:style-name="T9"/></text:p>
      <text:p text:style-name="P9">Applications of AI <text:span text:style-name="T9">:-</text:span></text:p>
      <text:list xml:id="list3296939354" text:style-name="L6">
        <text:list-item>
          <text:p text:style-name="P11"><text:span text:style-name="T9">Gaming</text:span></text:p>
        </text:list-item>
        <text:list-item>
          <text:p text:style-name="P11"><text:span text:style-name="T9">Natural Language Processing</text:span></text:p>
        </text:list-item>
        <text:list-item>
          <text:p text:style-name="P11"><text:span text:style-name="T9">Expert Systems</text:span></text:p>
        </text:list-item>
        <text:list-item>
          <text:p text:style-name="P11"><text:span text:style-name="T9">Vision Systems</text:span></text:p>
        </text:list-item>
        <text:list-item>
          <text:p text:style-name="P11"><text:span text:style-name="T9">Speech Recognition</text:span></text:p>
        </text:list-item>
        <text:list-item>
          <text:p text:style-name="P11"><text:span text:style-name="T9">Handwriting Recognition</text:span></text:p>
        </text:list-item>
        <text:list-item>
          <text:p text:style-name="P11"><text:span text:style-name="T9">Intelligent Robots</text:span></text:p>
        </text:list-item>
      </text:list>
      <text:p text:style-name="P9"><text:span text:style-name="T9"/></text:p>
      <text:p text:style-name="P12"><text:span text:style-name="T9"><text:tab/><text:tab/><text:tab/><text:tab/>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oft-page-break/><text:span text:style-name="T9"><text:tab/><text:tab/><text:tab/><text:tab/></text:span><text:span text:style-name="T3">-: </text:span><text:span text:style-name="T1">IntelligenT Systems</text:span><text:span text:style-name="T3"> :-</text:span></text:p>
      <text:p text:style-name="P12"><text:span text:style-name="T9"/></text:p>
      <text:p text:style-name="P12"><text:span text:style-name="T8">What is Intelligence</text:span><text:span text:style-name="T9">?</text:span></text:p>
      <text:p text:style-name="P12"><text:span text:style-name="T9"/></text:p>
      <text:p text:style-name="P13"><text:span text:style-name="T9">“The ability of a system to calculate, reason, perceive relationships and analogies, learn from</text:span></text:p>
      <text:p text:style-name="P13"><text:span text:style-name="T9">experience, store and retrieve information from memory, solve problems, comprehend</text:span></text:p>
      <text:p text:style-name="P13"><text:span text:style-name="T9">complex ideas, use natural language fluently, classify, generalize, and adapt new situations.”</text:span></text:p>
      <text:p text:style-name="P13"><text:span text:style-name="T9"/></text:p>
      <text:p text:style-name="P13">Types of Intelligence<text:span text:style-name="T13"> </text:span><text:span text:style-name="T9">:-</text:span></text:p>
      <text:p text:style-name="P13"><text:span text:style-name="T9"/></text:p>
      <text:list xml:id="list2167537988" text:style-name="L7">
        <text:list-item>
          <text:p text:style-name="P14"><text:span text:style-name="T9">Linguistic intelligence :-Narrators, Orators.</text:span></text:p>
        </text:list-item>
        <text:list-item>
          <text:p text:style-name="P14"><text:span text:style-name="T9">Musical intelligence :- Musicians,Singers,Composers.</text:span></text:p>
        </text:list-item>
        <text:list-item>
          <text:p text:style-name="P14"><text:span text:style-name="T9">Logical-mathematical intelligence :-Mathematicians,Scientists.</text:span></text:p>
        </text:list-item>
        <text:list-item>
          <text:p text:style-name="P14"><text:span text:style-name="T9">Spatial intelligence : -Map readers,Astronauts,Physicists.</text:span></text:p>
        </text:list-item>
        <text:list-item>
          <text:p text:style-name="P14"><text:span text:style-name="T9">Bodily-Kinesthetic intelligence :- Players, Dancers.</text:span></text:p>
        </text:list-item>
        <text:list-item>
          <text:p text:style-name="P14"><text:span text:style-name="T9">Intra-personal intelligence :- Gautam Buddha.</text:span></text:p>
        </text:list-item>
        <text:list-item>
          <text:p text:style-name="P14"><text:span text:style-name="T9">Interpersonal intelligence :- Mass Communicators,Interviewers.</text:span></text:p>
        </text:list-item>
      </text:list>
      <text:p text:style-name="P13"><text:span text:style-name="T9"/></text:p>
      <text:p text:style-name="P13">Intelligence Composed of<text:span text:style-name="T9"> :-</text:span></text:p>
      <text:p text:style-name="P13"><text:span text:style-name="T9">The intelligence is intangible.It is composed of:-</text:span></text:p>
      <text:list xml:id="list3079182606" text:style-name="L8">
        <text:list-item>
          <text:p text:style-name="P15"><text:span text:style-name="T9">Reasoning</text:span></text:p>
        </text:list-item>
        <text:list-item>
          <text:p text:style-name="P15"><text:span text:style-name="T9">Learning</text:span></text:p>
        </text:list-item>
        <text:list-item>
          <text:p text:style-name="P15"><text:span text:style-name="T9">Problem Solving</text:span></text:p>
        </text:list-item>
        <text:list-item>
          <text:p text:style-name="P15"><text:span text:style-name="T9">Perception</text:span></text:p>
        </text:list-item>
        <text:list-item>
          <text:p text:style-name="P15"><text:span text:style-name="T9">Linguistic Intelligence</text:span></text:p>
        </text:list-item>
      </text:list>
      <text:p text:style-name="P13"><text:span text:style-name="T9"/></text:p>
      <text:p text:style-name="P13">Difference between Human and Machine Intelligence<text:span text:style-name="T9"> :-</text:span></text:p>
      <text:p text:style-name="P13"><text:span text:style-name="T9"/></text:p>
      <text:list xml:id="list1434794386" text:style-name="L9">
        <text:list-item>
          <text:p text:style-name="P16"><text:span text:style-name="T9"> Humans perceive by patterns whereas the machines perceive by set of rules and data.</text:span></text:p>
        </text:list-item>
        <text:list-item>
          <text:p text:style-name="P16"><text:span text:style-name="T9"> Humans store and recall information by patterns, machines do it by searching <text:s/>algorithms. </text:span></text:p>
        </text:list-item>
        <text:list-item>
          <text:p text:style-name="P16"><text:span text:style-name="T9"> Humans can figure out the complete object even if some part of it is missing or distorted; whereas the machines cannot correctly.</text:span></text:p>
        </text:list-item>
      </text:list>
      <text:p text:style-name="P13"><text:span text:style-name="T9"/></text:p>
      <text:p text:style-name="P13"><text:span text:style-name="T9"><text:tab/><text:tab/><text:tab/><text:tab/>-: </text:span><text:span text:style-name="T1">Research Areas of AI</text:span><text:span text:style-name="T9"> :-</text:span></text:p>
      <text:p text:style-name="P9"><text:span text:style-name="T9"/></text:p>
      <text:p text:style-name="P9">Expert Systems <text:span text:style-name="T9">:-</text:span></text:p>
      <text:p text:style-name="P9"><text:span text:style-name="T9">Examples:- Flight-tracking systems,Clinical </text:span><text:span text:style-name="T10">systems</text:span><text:span text:style-name="T9">. </text:span></text:p>
      <text:p text:style-name="P9"><text:span text:style-name="T9"/></text:p>
      <text:p text:style-name="P9">Natural Language Processing<text:span text:style-name="T9"> :-</text:span></text:p>
      <text:p text:style-name="P18">Examples:- Google Now feature,speech recognition, Automatic voice output .</text:p>
      <text:p text:style-name="P18"/>
      <text:p text:style-name="P18"><text:span text:style-name="T5">Neural Networks</text:span> :-</text:p>
      <text:p text:style-name="P18">Examples: Pattern recognition systems such as face recognition, character recognition, handwriting recognition.</text:p>
      <text:p text:style-name="P18"/>
      <text:p text:style-name="P18"><text:span text:style-name="T5">Robotics</text:span> :-</text:p>
      <text:p text:style-name="P18">Examples: Industrial robots for moving, spraying,painting, precision checking, drilling, cleaning,</text:p>
      <text:p text:style-name="P18">coating, carving etc.</text:p>
      <text:p text:style-name="P18"/>
      <text:p text:style-name="P18"><text:span text:style-name="T5">Fuzzy Logic</text:span> :-</text:p>
      <text:p text:style-name="P18">Examples: Consumer electronics, automobiles,etc.</text:p>
      <text:p text:style-name="P18"/>
      <text:p text:style-name="P18"><text:soft-page-break/><text:span text:style-name="T5">Task Classification of AI </text:span>:-</text:p>
      <text:p text:style-name="P18"/>
      <text:p text:style-name="P18">The domain of AI is classified into <text:span text:style-name="T12">Formal tasks, Mundane tasks, and Expert tasks</text:span>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1:46:43.015667759</meta:creation-date>
    <dc:date>2019-10-17T12:51:23.451300744</dc:date>
    <meta:editing-duration>PT1H4M25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3" meta:paragraph-count="73" meta:word-count="574" meta:character-count="3951" meta:non-whitespace-character-count="3460"/>
  </office:meta>
</office:document-meta>
</file>